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officeooo:rsid="001caa56" officeooo:paragraph-rsid="001caa56" style:font-size-asian="10pt" style:font-size-complex="10pt"/>
    </style:style>
    <style:style style:name="P2" style:family="paragraph" style:parent-style-name="Standard">
      <style:text-properties style:font-name="Consolas" fo:font-size="10pt" officeooo:rsid="001da922" officeooo:paragraph-rsid="001da922" style:font-size-asian="10pt" style:font-size-complex="10pt"/>
    </style:style>
    <style:style style:name="P3" style:family="paragraph" style:parent-style-name="Standard">
      <style:text-properties style:font-name="Consolas" fo:font-size="10pt" officeooo:rsid="001e2d01" officeooo:paragraph-rsid="001e2d01" style:font-size-asian="10pt" style:font-size-complex="10pt"/>
    </style:style>
    <style:style style:name="P4" style:family="paragraph" style:parent-style-name="Standard">
      <style:text-properties style:font-name="Consolas" fo:font-size="10pt" officeooo:rsid="001e2d01" officeooo:paragraph-rsid="00284f45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0pt" officeooo:rsid="001e2d01" officeooo:paragraph-rsid="00284f45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Consolas" fo:font-size="10pt" officeooo:paragraph-rsid="002616e5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Consolas" fo:font-size="10pt" officeooo:rsid="00092a37" officeooo:paragraph-rsid="002616e5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0pt" officeooo:rsid="00092a37" officeooo:paragraph-rsid="002616e5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Consolas" fo:font-size="10pt" officeooo:rsid="000e00a0" officeooo:paragraph-rsid="00284f45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nsolas" fo:font-size="10pt" officeooo:rsid="000e00a0" officeooo:paragraph-rsid="002850e0" style:font-size-asian="10pt" style:font-size-complex="10pt"/>
    </style:style>
    <style:style style:name="P11" style:family="paragraph" style:parent-style-name="Standard">
      <style:text-properties style:font-name="Consolas" fo:font-size="10pt" fo:font-weight="bold" officeooo:rsid="001e2d01" officeooo:paragraph-rsid="001e2d01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Consolas" fo:font-size="10pt" fo:font-weight="bold" officeooo:rsid="001f4eda" officeooo:paragraph-rsid="00213d75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onsolas" fo:font-size="10pt" fo:font-weight="bold" officeooo:rsid="000e00a0" officeooo:paragraph-rsid="00284f45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Consolas" fo:font-size="10pt" fo:font-style="italic" fo:font-weight="bold" officeooo:rsid="001da922" officeooo:paragraph-rsid="001da922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onsolas" fo:font-size="10pt" fo:font-style="normal" fo:font-weight="bold" officeooo:rsid="000e00a0" officeooo:paragraph-rsid="002850e0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onsolas" fo:font-size="10pt" fo:font-style="normal" fo:font-weight="bold" officeooo:rsid="002850e0" officeooo:paragraph-rsid="002850e0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Consolas" fo:font-size="10pt" fo:font-style="normal" fo:font-weight="normal" officeooo:rsid="002850e0" officeooo:paragraph-rsid="002850e0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nsolas" fo:font-size="10pt" fo:font-style="normal" style:text-underline-style="none" fo:font-weight="normal" officeooo:rsid="002850e0" officeooo:paragraph-rsid="002850e0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onsolas" fo:font-size="10pt" fo:font-style="normal" style:text-underline-style="none" fo:font-weight="normal" officeooo:rsid="000f5b5b" officeooo:paragraph-rsid="002850e0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onsolas" fo:font-size="10pt" fo:font-style="normal" style:text-underline-style="none" fo:font-weight="normal" officeooo:rsid="000e00a0" officeooo:paragraph-rsid="002850e0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onsolas" fo:font-size="10pt" fo:font-style="normal" style:text-underline-style="none" fo:font-weight="normal" officeooo:rsid="002938d6" officeooo:paragraph-rsid="002938d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onsolas" fo:font-size="10pt" fo:font-style="normal" style:text-underline-style="none" fo:font-weight="bold" officeooo:rsid="002850e0" officeooo:paragraph-rsid="002850e0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onsolas" fo:font-size="10pt" fo:font-style="normal" style:text-underline-style="none" fo:font-weight="bold" officeooo:rsid="002938d6" officeooo:paragraph-rsid="002938d6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text-properties style:font-name="Consolas" fo:font-size="10pt" fo:font-weight="normal" officeooo:rsid="00213d75" officeooo:paragraph-rsid="00213d75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Consolas" fo:font-size="10pt" fo:font-weight="normal" officeooo:rsid="00213d75" officeooo:paragraph-rsid="0022085c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Consolas" fo:font-size="10pt" fo:font-weight="normal" officeooo:rsid="00213d75" officeooo:paragraph-rsid="0023f44f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Consolas" fo:font-size="10pt" fo:font-weight="normal" officeooo:rsid="00213d75" officeooo:paragraph-rsid="0023f86c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Consolas" fo:font-size="10pt" fo:font-weight="normal" officeooo:rsid="00213d75" officeooo:paragraph-rsid="0024d3e6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Consolas" fo:font-size="10pt" fo:font-weight="normal" officeooo:rsid="0022085c" officeooo:paragraph-rsid="0022085c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Consolas" fo:font-size="10pt" fo:font-weight="normal" officeooo:rsid="0023f44f" officeooo:paragraph-rsid="0023f44f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Consolas" fo:font-size="10pt" fo:font-weight="normal" officeooo:rsid="0024d3e6" officeooo:paragraph-rsid="0024d3e6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Consolas" fo:font-size="10pt" fo:font-weight="normal" officeooo:rsid="002616e5" officeooo:paragraph-rsid="002616e5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Consolas" fo:font-size="14pt" officeooo:paragraph-rsid="002616e5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Consolas" fo:font-size="12pt" officeooo:rsid="00092a37" officeooo:paragraph-rsid="002616e5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sans-serif" fo:font-size="15pt" officeooo:rsid="00092a37" officeooo:paragraph-rsid="002616e5" style:font-size-asian="15pt" style:font-size-complex="15pt"/>
    </style:style>
    <style:style style:name="P36" style:family="paragraph" style:parent-style-name="Standard">
      <style:paragraph-properties fo:text-align="start" style:justify-single-word="false"/>
      <style:text-properties style:font-name="sans-serif" fo:font-size="15pt" officeooo:rsid="00092a37" officeooo:paragraph-rsid="00284f45" style:font-size-asian="15pt" style:font-size-complex="15pt"/>
    </style:style>
    <style:style style:name="P37" style:family="paragraph" style:parent-style-name="Standard">
      <style:paragraph-properties fo:text-align="start" style:justify-single-word="false"/>
      <style:text-properties officeooo:paragraph-rsid="00284f45"/>
    </style:style>
    <style:style style:name="P38" style:family="paragraph" style:parent-style-name="Standard">
      <style:text-properties officeooo:paragraph-rsid="00284f45"/>
    </style:style>
    <style:style style:name="P39" style:family="paragraph" style:parent-style-name="Standard">
      <style:paragraph-properties fo:text-align="start" style:justify-single-word="false"/>
      <style:text-properties style:font-name="Consolas" fo:font-size="10pt" fo:font-style="italic" fo:font-weight="bold" officeooo:rsid="00092a37" officeooo:paragraph-rsid="00284f45" style:font-size-asian="10pt" style:font-style-asian="italic" style:font-weight-asian="bold" style:font-size-complex="10pt" style:font-style-complex="italic" style:font-weight-complex="bold"/>
    </style:style>
    <style:style style:name="P40" style:family="paragraph" style:parent-style-name="Standard">
      <style:text-properties style:font-name="Consolas" fo:font-size="10pt" fo:font-style="italic" fo:font-weight="bold" officeooo:rsid="001caa56" officeooo:paragraph-rsid="001caa56" style:font-size-asian="10pt" style:font-style-asian="italic" style:font-weight-asian="bold" style:font-size-complex="10pt" style:font-style-complex="italic" style:font-weight-complex="bold"/>
    </style:style>
    <style:style style:name="P41" style:family="paragraph" style:parent-style-name="Standard">
      <style:text-properties style:font-name="Consolas" fo:font-size="10pt" fo:font-weight="bold" officeooo:rsid="001e2d01" officeooo:paragraph-rsid="001e2d01" style:font-size-asian="10pt" style:font-weight-asian="bold" style:font-size-complex="10pt" style:font-weight-complex="bold"/>
    </style:style>
    <style:style style:name="P42" style:family="paragraph" style:parent-style-name="Standard">
      <style:text-properties style:font-name="Consolas" fo:font-size="10pt" fo:font-weight="bold" officeooo:rsid="001f4eda" officeooo:paragraph-rsid="001e2d01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Consolas" fo:font-size="10pt" fo:font-weight="bold" officeooo:rsid="000f5b5b" officeooo:paragraph-rsid="002850e0" style:font-size-asian="10pt" style:font-weight-asian="bold" style:font-size-complex="10pt" style:font-weight-complex="bold"/>
    </style:style>
    <style:style style:name="P44" style:family="paragraph" style:parent-style-name="Standard">
      <style:text-properties style:font-name="Consolas" fo:font-size="10pt" fo:font-weight="normal" officeooo:rsid="0024d3e6" officeooo:paragraph-rsid="0024d3e6" style:font-size-asian="10pt" style:font-weight-asian="normal" style:font-size-complex="10pt" style:font-weight-complex="normal"/>
    </style:style>
    <style:style style:name="P45" style:family="paragraph" style:parent-style-name="Standard">
      <style:text-properties style:font-name="Consolas" fo:font-size="10pt" fo:font-weight="normal" officeooo:rsid="002616e5" officeooo:paragraph-rsid="002616e5" style:font-size-asian="10pt" style:font-weight-asian="normal" style:font-size-complex="10pt" style:font-weight-complex="normal"/>
    </style:style>
    <style:style style:name="T1" style:family="text">
      <style:text-properties officeooo:rsid="001da92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2085c"/>
    </style:style>
    <style:style style:name="T4" style:family="text">
      <style:text-properties style:font-name="Consolas"/>
    </style:style>
    <style:style style:name="T5" style:family="text">
      <style:text-properties style:font-name="Consolas" fo:font-size="10pt" style:font-size-asian="10pt" style:font-size-complex="10pt"/>
    </style:style>
    <style:style style:name="T6" style:family="text">
      <style:text-properties style:font-name="Consolas" fo:font-size="10pt" officeooo:rsid="000d8650" style:font-size-asian="10pt" style:font-size-complex="10pt"/>
    </style:style>
    <style:style style:name="T7" style:family="text">
      <style:text-properties style:font-name="Consolas" fo:font-size="10pt" officeooo:rsid="000c47af" style:font-size-asian="10pt" style:font-size-complex="10pt"/>
    </style:style>
    <style:style style:name="T8" style:family="text">
      <style:text-properties style:font-name="Consolas" fo:font-size="10pt" officeooo:rsid="000b1088" style:font-size-asian="10pt" style:font-size-complex="10pt"/>
    </style:style>
    <style:style style:name="T9" style:family="text">
      <style:text-properties style:font-name="Consolas" fo:font-size="10pt" officeooo:rsid="000cd466" style:font-size-asian="10pt" style:font-size-complex="10pt"/>
    </style:style>
    <style:style style:name="T10" style:family="text">
      <style:text-properties style:font-name="Consolas" fo:font-size="10pt" officeooo:rsid="000f0e60" style:font-size-asian="10pt" style:font-size-complex="10pt"/>
    </style:style>
    <style:style style:name="T11" style:family="text">
      <style:text-properties style:font-name="Consolas" fo:font-size="10pt" officeooo:rsid="002616e5" style:font-size-asian="10pt" style:font-size-complex="10pt"/>
    </style:style>
    <style:style style:name="T12" style:family="text">
      <style:text-properties style:font-name="Consolas" fo:font-size="10pt" officeooo:rsid="0026e5f6" style:font-size-asian="10pt" style:font-size-complex="10pt"/>
    </style:style>
    <style:style style:name="T13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Consolas" fo:font-size="10pt" fo:font-weight="bold" officeooo:rsid="000d8650" style:font-size-asian="10pt" style:font-weight-asian="bold" style:font-size-complex="10pt" style:font-weight-complex="bold"/>
    </style:style>
    <style:style style:name="T15" style:family="text">
      <style:text-properties style:font-name="Consolas" fo:font-size="10pt" fo:font-style="italic" fo:font-weight="bold" officeooo:rsid="00092a37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style:font-name="Consolas" fo:font-size="10pt" fo:font-style="italic" fo:font-weight="bold" officeooo:rsid="000d8650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style:font-name="Consolas" officeooo:rsid="000b1088"/>
    </style:style>
    <style:style style:name="T18" style:family="text">
      <style:text-properties style:font-name="Consolas" officeooo:rsid="000d8650"/>
    </style:style>
    <style:style style:name="T19" style:family="text">
      <style:text-properties officeooo:rsid="0023f86c"/>
    </style:style>
    <style:style style:name="T20" style:family="text">
      <style:text-properties officeooo:rsid="0024d3e6"/>
    </style:style>
    <style:style style:name="T21" style:family="text">
      <style:text-properties officeooo:rsid="00110af0"/>
    </style:style>
    <style:style style:name="T22" style:family="text">
      <style:text-properties officeooo:rsid="00092a37"/>
    </style:style>
    <style:style style:name="T23" style:family="text">
      <style:text-properties officeooo:rsid="002850e0"/>
    </style:style>
    <style:style style:name="T24" style:family="text">
      <style:text-properties officeooo:rsid="002938d6"/>
    </style:style>
    <style:style style:name="T2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0e3e62" style:font-style-asian="normal" style:font-weight-asian="normal" style:font-style-complex="normal" style:font-weight-complex="normal"/>
    </style:style>
    <style:style style:name="T27" style:family="text">
      <style:text-properties officeooo:rsid="00298c0b"/>
    </style:style>
    <style:style style:name="T2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22">ALGORITMOS </text:span>Y ESTRUCTURAS DE DATOS II GRADO INGENIERÍA INFORMÁTICA,CURSO 16/17 PRÁCTICA DE DIVIDE Y VENCERÁS Y ANÁLISIS DE ALGORITMOS.</text:p>
      <text:p text:style-name="P6"/>
      <text:p text:style-name="P6"/>
      <text:p text:style-name="P34">Memoria de la actividad:</text:p>
      <text:p text:style-name="P7"/>
      <text:p text:style-name="P8"/>
      <text:p text:style-name="P8">Nombre: Ricardo Ramírez García</text:p>
      <text:p text:style-name="P8">Grupo y Subgrupo: 2.2</text:p>
      <text:p text:style-name="P35"><text:span text:style-name="T5">Email: </text:span><text:a xlink:type="simple" xlink:href="mailto:ricardo.ramirezg@um.es" text:style-name="Internet_20_link" text:visited-style-name="Visited_20_Internet_20_Link"><text:span text:style-name="T5">ricardo.ramirezg@um.es</text:span></text:a></text:p>
      <text:p text:style-name="P8"/>
      <text:p text:style-name="P8"/>
      <text:p text:style-name="P8">Nombre: Pablo Salinas Rodríguez</text:p>
      <text:p text:style-name="P8">Grupo y Subgrupo: 2.2</text:p>
      <text:p text:style-name="P35"><text:span text:style-name="T5">Email: </text:span><text:a xlink:type="simple" xlink:href="mailto:pablo.salinasr@um.es" text:style-name="Internet_20_link" text:visited-style-name="Visited_20_Internet_20_Link"><text:span text:style-name="T5">pablo.salinasr@um.es</text:span>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9"><text:soft-page-break/>Pseudocódigo y análisis del algoritmo:</text:p>
      <text:p text:style-name="P40"/>
      <text:p text:style-name="P40">esConsonante(char c) : bool</text:p>
      <text:p text:style-name="P1"/>
      <text:p text:style-name="P1">if <text:span text:style-name="T1">(</text:span>c ==’a’ OR c == ‘e’ OR c == ‘i’ OR c == ‘o’ OR c == ‘u’<text:span text:style-name="T1">)</text:span> return false</text:p>
      <text:p text:style-name="P1">sino return true</text:p>
      <text:p text:style-name="P1"/>
      <text:p text:style-name="P1"/>
      <text:p text:style-name="P14">esVC(String p) : bool</text:p>
      <text:p text:style-name="P2"/>
      <text:p text:style-name="P2">if(!esConsonante(a[0])&amp;&amp;esConsonante(a[1])) return true;</text:p>
      <text:p text:style-name="P2">sino return false;</text:p>
      <text:p text:style-name="P2"/>
      <text:p text:style-name="P1"/>
      <text:p text:style-name="P14">esCV(String p) : bool</text:p>
      <text:p text:style-name="P2"/>
      <text:p text:style-name="P2">if((esConsonante(a[0]))&amp;&amp;(!esConsonante(a[1]))) return true;</text:p>
      <text:p text:style-name="P2">sino return false;</text:p>
      <text:p text:style-name="P2"/>
      <text:p text:style-name="P3"/>
      <text:p text:style-name="P11">max(String cad1, String cad2) : String</text:p>
      <text:p text:style-name="P3"/>
      <text:p text:style-name="P3">if(cad1.size() &gt;= cad2.size()) return cad1;</text:p>
      <text:p text:style-name="P3">sino return cad2;</text:p>
      <text:p text:style-name="P3"/>
      <text:p text:style-name="P3"/>
      <text:p text:style-name="P3"/>
      <text:p text:style-name="P11">max(String cad1, String cad2, String cad3) : String</text:p>
      <text:p text:style-name="P11"/>
      <text:p text:style-name="P3">if((cad1.size() &gt;= cad2.size()) &amp;&amp; (cad1.size() &gt;= cad3.size())) return cad1;</text:p>
      <text:p text:style-name="P3">sino if((cad2.size() &gt; cad1.size())&amp;&amp;(cad2.size() &gt; cad3.size())) return cad2;</text:p>
      <text:p text:style-name="P3">sino return cad3;</text:p>
      <text:p text:style-name="P5"/>
      <text:p text:style-name="P36"><text:span text:style-name="Source_20_Text"><text:span text:style-name="T13">maxConsVocal(string cadena,int</text:span></text:span><text:span text:style-name="T13"> </text:span><text:span text:style-name="T14">tamano</text:span><text:span text:style-name="Source_20_Text"><text:span text:style-name="T13">) <text:s/>: </text:span></text:span><text:span text:style-name="Source_20_Text"><text:span text:style-name="T14">String</text:span></text:span><text:span text:style-name="Source_20_Text"><text:span text:style-name="T13"> </text:span></text:span></text:p>
      <text:p text:style-name="P36"><text:span text:style-name="Source_20_Text"><text:span text:style-name="T5"/></text:span></text:p>
      <text:p text:style-name="P38"><text:span text:style-name="Source_20_Text"><text:span text:style-name="T5">if </text:span></text:span><text:span text:style-name="Source_20_Text"><text:span text:style-name="T6">tamano</text:span></text:span><text:span text:style-name="Source_20_Text"><text:span text:style-name="T5"> &lt;= </text:span></text:span><text:span text:style-name="Source_20_Text"><text:span text:style-name="T6">CasoBase</text:span></text:span><text:span text:style-name="Source_20_Text"><text:span text:style-name="T5"> </text:span></text:span><text:span text:style-name="Source_20_Text"><text:span text:style-name="T6">then</text:span></text:span></text:p>
      <text:p text:style-name="P38"><text:span text:style-name="Source_20_Text"><text:span text:style-name="T5"><text:tab/>return</text:span></text:span><text:span text:style-name="T5"> </text:span><text:span text:style-name="Source_20_Text"><text:span text:style-name="T5">iterativo(cadena)</text:span></text:span></text:p>
      <text:p text:style-name="P38"><text:span text:style-name="Source_20_Text"><text:span text:style-name="T6">end</text:span></text:span></text:p>
      <text:p text:style-name="P38"><text:span text:style-name="Source_20_Text"><text:span text:style-name="T5"><text:tab/>cad1 = </text:span></text:span><text:span text:style-name="Source_20_Text"><text:span text:style-name="T10">cadena.substr</text:span></text:span><text:span text:style-name="Source_20_Text"><text:span text:style-name="T5">(</text:span></text:span><text:span text:style-name="Source_20_Text"><text:span text:style-name="T6">0</text:span></text:span><text:span text:style-name="Source_20_Text"><text:span text:style-name="T5">,</text:span></text:span><text:span text:style-name="Source_20_Text"><text:span text:style-name="T6">tamano</text:span></text:span><text:span text:style-name="Source_20_Text"><text:span text:style-name="T5">/2);</text:span></text:span></text:p>
      <text:p text:style-name="P38"><text:span text:style-name="Source_20_Text"><text:span text:style-name="T5"><text:tab/>cad2 = </text:span></text:span><text:span text:style-name="Source_20_Text"><text:span text:style-name="T6">cadena.</text:span></text:span><text:span text:style-name="Source_20_Text"><text:span text:style-name="T10">substr</text:span></text:span><text:span text:style-name="Source_20_Text"><text:span text:style-name="T5">(</text:span></text:span><text:span text:style-name="Source_20_Text"><text:span text:style-name="T6">tamano</text:span></text:span><text:span text:style-name="Source_20_Text"><text:span text:style-name="T5">/2,</text:span></text:span><text:span text:style-name="Source_20_Text"><text:span text:style-name="T6">tamano-</text:span></text:span><text:span text:style-name="Source_20_Text"><text:span text:style-name="T5">(</text:span></text:span><text:span text:style-name="Source_20_Text"><text:span text:style-name="T6">tamano</text:span></text:span><text:span text:style-name="Source_20_Text"><text:span text:style-name="T5">/2));</text:span></text:span></text:p>
      <text:p text:style-name="P5"><text:span text:style-name="Source_20_Text"><text:span text:style-name="T4"><text:tab/>return </text:span></text:span><text:s/><text:span text:style-name="Source_20_Text"><text:span text:style-name="T4">combinar(cadena,maxConsVocal(cad1,(</text:span></text:span><text:span text:style-name="Source_20_Text"><text:span text:style-name="T18">tamano</text:span></text:span><text:span text:style-name="Source_20_Text"><text:span text:style-name="T4">/2)),maxConsVocal(cad2,(</text:span></text:span><text:span text:style-name="Source_20_Text"><text:span text:style-name="T18">tamano</text:span></text:span><text:span text:style-name="Source_20_Text"><text:span text:style-name="T4">-(</text:span></text:span><text:span text:style-name="Source_20_Text"><text:span text:style-name="T18">tamano</text:span></text:span><text:span text:style-name="Source_20_Text"><text:span text:style-name="T4">/2))))</text:span></text:span></text:p>
      <text:p text:style-name="P37"><text:soft-page-break/><text:span text:style-name="Source_20_Text"><text:span text:style-name="T15">iterativo(string cadena) <text:s/>: </text:span></text:span><text:span text:style-name="Source_20_Text"><text:span text:style-name="T16">String</text:span></text:span></text:p>
      <text:p text:style-name="P38"><text:span text:style-name="Source_20_Text"><text:span text:style-name="T5"/></text:span></text:p>
      <text:p text:style-name="P38"><text:span text:style-name="Source_20_Text"><text:span text:style-name="T5">cadenaActual = ""</text:span></text:span></text:p>
      <text:p text:style-name="P38"><text:span text:style-name="Source_20_Text"><text:span text:style-name="T5">cadenaMaxima = ""</text:span></text:span></text:p>
      <text:p text:style-name="P38"><text:span text:style-name="Source_20_Text"><text:span text:style-name="T5">buscando </text:span></text:span><text:span text:style-name="Source_20_Text"><text:span text:style-name="T7">= 1</text:span></text:span></text:p>
      <text:p text:style-name="P38"><text:span text:style-name="Source_20_Text"><text:span text:style-name="T5"><text:s/></text:span></text:span></text:p>
      <text:p text:style-name="P38"><text:span text:style-name="Source_20_Text"><text:span text:style-name="T5">i = 0</text:span></text:span></text:p>
      <text:p text:style-name="P38"><text:span text:style-name="Source_20_Text"><text:span text:style-name="T7">while </text:span></text:span><text:span text:style-name="Source_20_Text"><text:span text:style-name="T11">NOT esConsonante(cadena[i]) AND NOT finCadena(cadena)</text:span></text:span><text:span text:style-name="Source_20_Text"><text:span text:style-name="T5"> <text:s/></text:span></text:span><text:span text:style-name="Source_20_Text"><text:span text:style-name="T6">do <text:s/></text:span></text:span><text:span text:style-name="Source_20_Text"><text:span text:style-name="T5">i </text:span></text:span><text:span text:style-name="Source_20_Text"><text:span text:style-name="T11">= i + 1</text:span></text:span></text:p>
      <text:p text:style-name="P38"><text:span text:style-name="Source_20_Text"><text:span text:style-name="T7">if </text:span></text:span><text:span text:style-name="Source_20_Text"><text:span text:style-name="T12">NOT finCadena(cadena)</text:span></text:span><text:span text:style-name="Source_20_Text"><text:span text:style-name="T5"> </text:span></text:span><text:span text:style-name="Source_20_Text"><text:span text:style-name="T7">then</text:span></text:span></text:p>
      <text:p text:style-name="P38"><text:span text:style-name="Source_20_Text"><text:span text:style-name="T5"><text:tab/>buscando = 1</text:span></text:span></text:p>
      <text:p text:style-name="P38"><text:span text:style-name="Source_20_Text"><text:span text:style-name="T5"><text:tab/>cadenaActual = cadena[i]</text:span></text:span></text:p>
      <text:p text:style-name="P38"><text:span text:style-name="Source_20_Text"><text:span text:style-name="T7"><text:tab/><text:tab/><text:tab/></text:span></text:span></text:p>
      <text:p text:style-name="P38"><text:span text:style-name="Source_20_Text"><text:span text:style-name="T7"><text:tab/>for</text:span></text:span><text:span text:style-name="T5"> </text:span><text:span text:style-name="Source_20_Text"><text:span text:style-name="T5">j = i + 1 </text:span></text:span><text:span text:style-name="Source_20_Text"><text:span text:style-name="T7">to</text:span></text:span><text:span text:style-name="Source_20_Text"><text:span text:style-name="T5"> cadena.length() </text:span></text:span><text:span text:style-name="Source_20_Text"><text:span text:style-name="T7">do</text:span></text:span></text:p>
      <text:p text:style-name="P38"><text:span text:style-name="Source_20_Text"><text:span text:style-name="T8"><text:tab/><text:tab/>if </text:span></text:span><text:span text:style-name="Source_20_Text"><text:span text:style-name="T5">buscando</text:span></text:span><text:span text:style-name="Source_20_Text"><text:span text:style-name="T12">Consonantes(buscando)</text:span></text:span><text:span text:style-name="Source_20_Text"><text:span text:style-name="T5"> </text:span></text:span><text:span text:style-name="Source_20_Text"><text:span text:style-name="T7">then</text:span></text:span><text:span text:style-name="Source_20_Text"><text:span text:style-name="T5"> </text:span></text:span></text:p>
      <text:p text:style-name="P38"><text:span text:style-name="Source_20_Text"><text:span text:style-name="T5"><text:tab/><text:tab/><text:tab/></text:span></text:span><text:span text:style-name="Source_20_Text"><text:span text:style-name="T7">if </text:span></text:span><text:span text:style-name="Source_20_Text"><text:span text:style-name="T5">esConsonante(cadena[j]) </text:span></text:span><text:span text:style-name="Source_20_Text"><text:span text:style-name="T7">then</text:span></text:span><text:span text:style-name="Source_20_Text"><text:span text:style-name="T5"> </text:span></text:span></text:p>
      <text:p text:style-name="P38"><text:span text:style-name="Source_20_Text"><text:span text:style-name="T5"><text:tab/><text:tab/><text:tab/><text:tab/>cadenaActual = cadenaActual + cadena[j]</text:span></text:span></text:p>
      <text:p text:style-name="P38"><text:span text:style-name="Source_20_Text"><text:span text:style-name="T5"><text:tab/><text:tab/><text:tab/><text:tab/>buscando = 1</text:span></text:span></text:p>
      <text:p text:style-name="P38"><text:span text:style-name="Source_20_Text"><text:span text:style-name="T5"><text:tab/><text:tab/><text:tab/></text:span></text:span><text:span text:style-name="Source_20_Text"><text:span text:style-name="T7">e</text:span></text:span><text:span text:style-name="Source_20_Text"><text:span text:style-name="T12">lse</text:span></text:span><text:span text:style-name="Source_20_Text"><text:span text:style-name="T7"> </text:span></text:span><text:span text:style-name="Source_20_Text"><text:span text:style-name="T5">cadenaActual = ""</text:span></text:span></text:p>
      <text:p text:style-name="P38"><text:span text:style-name="Source_20_Text"><text:span text:style-name="T9"><text:tab/><text:tab/>else</text:span></text:span><text:span text:style-name="Source_20_Text"><text:span text:style-name="T5"> if buscando</text:span></text:span><text:span text:style-name="Source_20_Text"><text:span text:style-name="T12">Vocales(buscando)</text:span></text:span><text:span text:style-name="Source_20_Text"><text:span text:style-name="T5"> </text:span></text:span><text:span text:style-name="Source_20_Text"><text:span text:style-name="T9">then</text:span></text:span></text:p>
      <text:p text:style-name="P38"><text:span text:style-name="Source_20_Text"><text:span text:style-name="T5"><text:tab/><text:tab/><text:tab/>if !esConsonante(cadena[j]) <text:s/></text:span></text:span><text:span text:style-name="Source_20_Text"><text:span text:style-name="T9">then</text:span></text:span></text:p>
      <text:p text:style-name="P38"><text:span text:style-name="Source_20_Text"><text:span text:style-name="T5"><text:tab/><text:tab/><text:tab/><text:tab/>cadenaActual = cadenaActual + cadena[j];</text:span></text:span></text:p>
      <text:p text:style-name="P38"><text:span text:style-name="Source_20_Text"><text:span text:style-name="T5"><text:tab/><text:tab/><text:tab/><text:tab/></text:span></text:span><text:span text:style-name="Source_20_Text"><text:span text:style-name="T12">actualizarCadenaMaxima(cadenaActual);</text:span></text:span><text:span text:style-name="Source_20_Text"><text:span text:style-name="T5"> </text:span></text:span></text:p>
      <text:p text:style-name="P38"><text:span text:style-name="Source_20_Text"><text:span text:style-name="T5"><text:tab/><text:tab/><text:tab/><text:tab/>buscando = 0<text:tab/><text:tab/><text:tab/> <text:tab/><text:tab/></text:span></text:span></text:p>
      <text:p text:style-name="P38"><text:span text:style-name="Source_20_Text"><text:span text:style-name="T9"><text:tab/><text:tab/><text:tab/>sino </text:span></text:span></text:p>
      <text:p text:style-name="P38"><text:span text:style-name="Source_20_Text"><text:span text:style-name="T5"><text:tab/><text:tab/><text:tab/><text:tab/>cadenaActual = cadena[j] <text:s/><text:tab/>buscando = 1</text:span></text:span></text:p>
      <text:p text:style-name="P38"><text:span text:style-name="Source_20_Text"><text:span text:style-name="T5"><text:tab/><text:tab/><text:tab/></text:span></text:span><text:span text:style-name="Source_20_Text"><text:span text:style-name="T9">end</text:span></text:span></text:p>
      <text:p text:style-name="P38"><text:span text:style-name="Source_20_Text"><text:span text:style-name="T5"><text:tab/><text:tab/></text:span></text:span><text:span text:style-name="Source_20_Text"><text:span text:style-name="T6">end</text:span></text:span></text:p>
      <text:p text:style-name="P38"><text:span text:style-name="Source_20_Text"><text:span text:style-name="T5"><text:tab/></text:span></text:span><text:span text:style-name="Source_20_Text"><text:span text:style-name="T6">end</text:span></text:span></text:p>
      <text:p text:style-name="P38"><text:span text:style-name="Source_20_Text"><text:span text:style-name="T5"><text:tab/><text:tab/><text:tab/></text:span></text:span></text:p>
      <text:p text:style-name="P38"><text:span text:style-name="Source_20_Text"><text:span text:style-name="T5"><text:tab/><text:tab/>return</text:span></text:span><text:span text:style-name="T5"> </text:span><text:span text:style-name="Source_20_Text"><text:span text:style-name="T5">cadenaMaxima</text:span></text:span></text:p>
      <text:p text:style-name="P38"><text:span text:style-name="Source_20_Text"><text:span text:style-name="T5"><text:tab/> </text:span></text:span><text:span text:style-name="T5"><text:s/></text:span></text:p>
      <text:p text:style-name="P4"><text:span text:style-name="Source_20_Text"><text:span text:style-name="T17">else<text:tab/> r</text:span></text:span><text:span text:style-name="Source_20_Text"><text:span text:style-name="T4">eturn</text:span></text:span> <text:span text:style-name="Source_20_Text"><text:span text:style-name="T4">""</text:span></text:span></text:p>
      <text:p text:style-name="P4"><text:span text:style-name="Source_20_Text"><text:span text:style-name="T4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2"/>
      <text:p text:style-name="P12"><text:soft-page-break/>combinar(String cadena, String izq, String der) : String</text:p>
      <text:p text:style-name="P29">//n = cadena.size()</text:p>
      <text:p text:style-name="P30">calcularSilabaCent<text:span text:style-name="T19">r</text:span>al(cadena)</text:p>
      <text:p text:style-name="P24">if cadena.size() &lt;= 7 then return cadenaMaximaValida(cadena)</text:p>
      <text:p text:style-name="P24">else <text:span text:style-name="T3">if esVC(silabaCentral) then</text:span></text:p>
      <text:p text:style-name="P24"><text:tab/><text:tab/><text:span text:style-name="T3">i:= 1</text:span></text:p>
      <text:p text:style-name="P24"><text:tab/><text:tab/><text:span text:style-name="T3">while i &lt;= n-(n/2) AND esCV(siguienteSilabaDer) do</text:span></text:p>
      <text:p text:style-name="P24"><text:tab/><text:tab/><text:tab/><text:span text:style-name="T3">solucionDer = solucionDer + siguienteSilabaDer</text:span></text:p>
      <text:p text:style-name="P24"><text:tab/><text:tab/><text:tab/><text:span text:style-name="T3">i = i + 2</text:span></text:p>
      <text:p text:style-name="P24"><text:tab/><text:tab/><text:span text:style-name="T3">end</text:span></text:p>
      <text:p text:style-name="P24"><text:tab/><text:tab/><text:span text:style-name="T3">j:= 1</text:span></text:p>
      <text:p text:style-name="P25"><text:tab/><text:tab/><text:span text:style-name="T3">while (n/2)-j-2 &gt;=0 AND esCV(siguienteSilabaIzq) do</text:span></text:p>
      <text:p text:style-name="P25"><text:tab/><text:tab/><text:tab/><text:span text:style-name="T3">solucionIzq = solucionIzq + siguienteSilabaIzq</text:span></text:p>
      <text:p text:style-name="P25"><text:tab/><text:tab/><text:tab/><text:span text:style-name="T3">j = j + 2</text:span></text:p>
      <text:p text:style-name="P25"><text:tab/><text:tab/><text:span text:style-name="T3">end</text:span></text:p>
      <text:p text:style-name="P26"><text:tab/><text:tab/><text:span text:style-name="T3">return max(solucionDer+silabaCentral+solucionIzq,izq,der)</text:span></text:p>
      <text:p text:style-name="P26"><text:tab/><text:span text:style-name="T20">else</text:span></text:p>
      <text:p text:style-name="P27"><text:tab/><text:tab/><text:span text:style-name="T19">calcularSilabaCentral(cadena)</text:span></text:p>
      <text:p text:style-name="P27"><text:tab/><text:tab/><text:span text:style-name="T19">if not esValida(SilabaCentral) then return max(der,izq)</text:span></text:p>
      <text:p text:style-name="P28"><text:tab/><text:tab/><text:span text:style-name="T20">y := 2</text:span></text:p>
      <text:p text:style-name="P31"><text:tab/><text:tab/>mientras y &lt;= n-(n/2) AND esCV(siguienteSilabaDer) do</text:p>
      <text:p text:style-name="P28"><text:tab/><text:tab/><text:tab/><text:span text:style-name="T20">solucionDer = solucionDer + siguienteSilabaDer</text:span></text:p>
      <text:p text:style-name="P28"><text:tab/><text:tab/><text:tab/><text:span text:style-name="T20">y = y + 2</text:span></text:p>
      <text:p text:style-name="P28"><text:tab/><text:tab/><text:span text:style-name="T20">end</text:span></text:p>
      <text:p text:style-name="P28"/>
      <text:p text:style-name="P28"><text:tab/><text:tab/><text:span text:style-name="T20">z := 2</text:span></text:p>
      <text:p text:style-name="P28"><text:tab/><text:tab/><text:span text:style-name="T20">mientras (n/2)-2-z &gt;=0 AND esCV(siguienteSilabaIzq) do</text:span></text:p>
      <text:p text:style-name="P28"><text:tab/><text:tab/><text:tab/><text:span text:style-name="T20">solucionIzq = siguienteSilabaIzq + solucionIzq</text:span></text:p>
      <text:p text:style-name="P28"><text:tab/><text:tab/><text:tab/><text:span text:style-name="T20">z = z + 2</text:span></text:p>
      <text:p text:style-name="P28"><text:tab/><text:tab/><text:span text:style-name="T20">end</text:span></text:p>
      <text:p text:style-name="P28"><text:tab/><text:tab/><text:span text:style-name="T20">return max(solucionIzq + cadenaCentral + solucionDer, der, izq)</text:span></text:p>
      <text:p text:style-name="P28"><text:tab/><text:span text:style-name="T20">end</text:span></text:p>
      <text:p text:style-name="P31"><text:tab/>return max(der,izq)</text:p>
      <text:p text:style-name="P32">end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13">Explicación del algoritmo</text:p>
      <text:p text:style-name="P9"/>
      <text:p text:style-name="P16">esConsonante :</text:p>
      <text:p text:style-name="P17">Esta función devuelve verdadero o falso en función de si el carácter que se le pasa como parámetro es consonante o vocal respectivamente.</text:p>
      <text:p text:style-name="P17"/>
      <text:p text:style-name="P17"><text:span text:style-name="T2">esVC :</text:span> </text:p>
      <text:p text:style-name="P17">Esta función comprueba <text:span text:style-name="T24">si</text:span> silaba <text:span text:style-name="T24">que se le pasa como parámetro</text:span> está formada por una vocal – consonante, si es así devuelve true, en caso contrario false. </text:p>
      <text:p text:style-name="P17"/>
      <text:p text:style-name="P17"><text:span text:style-name="T2">esCV :</text:span> </text:p>
      <text:p text:style-name="P17">Esta función comprueba <text:span text:style-name="T24">si la silaba que se le pasa como parametro</text:span> está formada por una consonante – vocal, si es así devuelve true, en caso contrario false. </text:p>
      <text:p text:style-name="P17"/>
      <text:p text:style-name="P22">max :</text:p>
      <text:p text:style-name="P18">Esta función está sobrecargada ya que se puede llamar con dos o tres palabras, una vez que <text:span text:style-name="T24">se </text:span>le pasa<text:span text:style-name="T24">n</text:span> las cadenas como parámetros devuelve <text:span text:style-name="T24">la </text:span>cadena de mayor longitud.</text:p>
      <text:p text:style-name="P18"/>
      <text:p text:style-name="P43">maxConsVocal :</text:p>
      <text:p text:style-name="P19">Consta de dos partes, el caso base que se resuelve aplicando <text:span text:style-name="T21">la función iterativa y el caso recursivo que consta de dos llamadas recursivas, una con la mitad derecha de la cadena y otra con la mitad izquierda, <text:s/>el resultado de las dos llamadas iterativas se le pasa a la función combinar junto a la cadena entera que se le ha pasado como parámetro a la función actual, esta función se encarga de combinar los resultados parciales para conseguir el resultado, finalmente se devuelve el resultado del combinar.</text:span></text:p>
      <text:p text:style-name="P15"/>
      <text:p text:style-name="P15">iterativ<text:span text:style-name="T23">o</text:span> :</text:p>
      <text:p text:style-name="P10">Es un función que devuelve la subcadena más larga que contenga un numero par de consonantes seguidas de vocal consecutivas. Primero buscamos la primera consonante, <text:span text:style-name="T24">si no hay consonantes</text:span><text:span text:style-name="T25"> devolver directamente la cadena vacía, una vez encontrada esa consonante tenemos una condición boolean que nos ayuda a analizar en que estado nos encontramos , es decir ; si estamos buscando una <text:s/>vocal o una consonante <text:s/></text:span><text:span text:style-name="T26">y dentro de estos casos nos encontramos ante diferentes situaciones que analizamos, al mismo tiempo que vamos alternando entre consonantes y vocales , actualizamos la cadenaActual(Válida) y sólo en el caso en el que el carácter actual sea vocal y la cadenaActual sea de mayor longitud que la cadenaMáxima(Válida) <text:s/>se actualiza la cadenaMáxima.</text:span></text:p>
      <text:p text:style-name="P20"/>
      <text:p text:style-name="P23">Combinar:</text:p>
      <text:p text:style-name="P21">Esta función se encarga de combinar las tres cadenas pasadas como parámetro <text:span text:style-name="T27">(cadena, MaxDer, MaxIzq)</text:span>, buscando la cadena mas larga valida que se pueda formar en el centro de la cadena completa, por donde se ha partido la cadena, y comprobar cual es el máximo <text:span text:style-name="T27">de los tres,</text:span> la cadena central, la máxima que se ha obtenido de la mitad derecha o la cadena máxima que se ha obtenido de la mitad izquierda. Para calcular la cadena central se tratan todos los casos posibles <text:span text:style-name="T27">comprobando si </text:span><text:soft-page-break/><text:span text:style-name="T27">la cadena central esVC o esCV y recorriendo silaba a silaba por ambos lados de la cadena añadiendo silabas validas a la solución hasta que se añada toda la cadena o hasta que no haya más silabas validas que se puedan añadi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7:56:13.220269002</meta:creation-date>
    <dc:date>2017-05-17T19:30:24.138753305</dc:date>
    <meta:editing-duration>PT55M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6" meta:paragraph-count="111" meta:word-count="836" meta:character-count="5605" meta:non-whitespace-character-count="4722"/>
  </office:meta>
</office:document-meta>
</file>